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0943FCD9FFE.png" manifest:media-type="image/png"/>
  <manifest:file-entry manifest:full-path="Pictures/100012550000365A00000F53C40216F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334cm" style:rel-column-width="21845*"/>
    </style:style>
    <style:style style:name="Tabella1.1" style:family="table-row">
      <style:table-row-properties style:min-row-height="0.101cm"/>
    </style:style>
    <style:style style:name="Tabella1.A1" style:family="table-cell">
      <style:table-cell-properties fo:background-color="transparent" fo:padding="0.049cm" fo:border="0.05pt dotted #000000">
        <style:background-image/>
      </style:table-cell-properties>
    </style:style>
    <style:style style:name="Tabella1.2" style:family="table-row">
      <style:table-row-properties style:row-height="7.5cm"/>
    </style:style>
    <style:style style:name="Tabella1.A2" style:family="table-cell">
      <style:table-cell-properties fo:background-color="transparent" fo:padding="0.049cm" fo:border-left="0.05pt dotted #000000" fo:border-right="none" fo:border-top="none" fo:border-bottom="0.05pt dotted #000000">
        <style:background-image/>
      </style:table-cell-properties>
    </style:style>
    <style:style style:name="Tabella1.C2" style:family="table-cell">
      <style:table-cell-properties fo:background-color="transparent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Tabella1.A3" style:family="table-cell">
      <style:table-cell-properties fo:background-color="#ffffff" fo:padding="0.049cm" fo:border-left="0.05pt dotted #000000" fo:border-right="none" fo:border-top="none" fo:border-bottom="0.05pt dotted #000000">
        <style:background-image/>
      </style:table-cell-properties>
    </style:style>
    <style:style style:name="Tabella1.C3" style:family="table-cell">
      <style:table-cell-properties fo:background-color="#ffffff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-asian="SimSun" style:font-size-asian="14pt" style:font-name-complex="Tahoma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13bbf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7e1ee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Heading">
      <style:text-properties style:font-name="Vemana2000" fo:font-weight="bold" style:font-weight-asian="bold" style:font-weight-complex="bold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style:font-name="Verdana" fo:font-size="10pt" fo:font-weight="normal" officeooo:paragraph-rsid="00113bbf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officeooo:rsid="0014c37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a, b, c in get_row_objects(objects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2"><draw:frame draw:style-name="fr1" draw:name="image:asimage(a.draw_image_a if a else '')" text:anchor-type="as-char" style:rel-width="scale" svg:height="7.251cm" style:rel-height="98%" draw:z-index="0"><draw:text-box fo:min-width="6.234cm"><text:p text:style-name="P8"/></draw:text-box></draw:frame></text:p>
          </table:table-cell>
          <table:table-cell table:style-name="Tabella1.A2" office:value-type="string">
            <text:p text:style-name="P2"><draw:frame draw:style-name="fr2" draw:name="image:asimage(b.draw_image_a if b else '')" text:anchor-type="as-char" style:rel-width="scale" svg:height="7.251cm" style:rel-height="97%" draw:z-index="2"><draw:text-box fo:min-width="6.235cm"><text:p text:style-name="P8"/></draw:text-box></draw:frame></text:p>
          </table:table-cell>
          <table:table-cell table:style-name="Tabella1.C2" office:value-type="string">
            <text:p text:style-name="P2"><draw:frame draw:style-name="fr2" draw:name="image:asimage(c.draw_image_a if c else '')" text:anchor-type="as-char" style:rel-width="scale" svg:height="7.251cm" style:rel-height="97%" draw:z-index="3"><draw:text-box fo:min-width="6.336cm"><text:p text:style-name="P8"/></draw:text-box></draw:frame></text:p>
          </table:table-cell>
        </table:table-row>
        <table:table-row table:style-name="Tabella1.1">
          <table:table-cell table:style-name="Tabella1.A3" office:value-type="string">
            <text:p text:style-name="P3"><text:placeholder text:placeholder-type="text">&lt;a.name if a else ''&gt;</text:placeholder></text:p>
          </table:table-cell>
          <table:table-cell table:style-name="Tabella1.A3" office:value-type="string">
            <text:p text:style-name="P4"><text:placeholder text:placeholder-type="text">&lt;b.name if b else ''&gt;</text:placeholder></text:p>
          </table:table-cell>
          <table:table-cell table:style-name="Tabella1.C3" office:value-type="string">
            <text:p text:style-name="P4"><text:placeholder text:placeholder-type="text">&lt;c.name if c else ''&gt;</text:placeholder></text:p>
          </table:table-cell>
        </table:table-row>
        <table:table-row table:style-name="Tabella1.1">
          <table:table-cell table:style-name="Tabella1.C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757cm"/>
    </style:style>
    <style:style style:name="Tabella2.B" style:family="table-column">
      <style:table-column-properties style:column-width="13.256cm"/>
    </style:style>
    <style:style style:name="Tabella2.A1" style:family="table-cell">
      <style:table-cell-properties fo:padding="0.097cm" fo:border="none"/>
    </style:style>
    <style:style style:name="Tabella2.B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014c374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e2" text:anchor-type="paragraph" svg:width="3.563cm" svg:height="1.004cm" draw:z-index="1"><draw:image xlink:href="Pictures/100012550000365A00000F53C40216F3.svg" xlink:type="simple" xlink:show="embed" xlink:actuate="onLoad"/><draw:image xlink:href="Pictures/100002010000020E000000943FCD9FFE.png" xlink:type="simple" xlink:show="embed" xlink:actuate="onLoad"/></draw:frame></text:p>
            </table:table-cell>
            <table:table-cell table:style-name="Tabella2.B1" office:value-type="string">
              <text:p text:style-name="MP2"><text:span text:style-name="MT1">DETTAGLIO</text:span> MODELLI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10T15:04:27.506986681</dc:date>
    <meta:editing-duration>P1DT39M57S</meta:editing-duration>
    <meta:editing-cycles>183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9" meta:word-count="24" meta:character-count="134" meta:non-whitespace-character-count="116"/>
    <meta:user-defined meta:name="Info 1"/>
    <meta:user-defined meta:name="Info 2"/>
    <meta:user-defined meta:name="Info 3"/>
    <meta:user-defined meta:name="Info 4"/>
  </office:meta>
</office:document-meta>
</file>